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ucida grande" svg:font-family="'lucida grande', tahoma, verdana, arial, sans-serif"/>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officeooo:paragraph-rsid="0006df77"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6" style:family="paragraph" style:parent-style-name="Standard">
      <style:text-properties fo:font-style="italic" style:text-underline-style="solid" style:text-underline-width="auto" style:text-underline-color="font-color"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bold" officeooo:paragraph-rsid="00022c50" style:font-style-asian="italic" style:font-weight-asian="bold" style:font-style-complex="italic"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06df77"/>
    </style:style>
    <style:style style:name="P21" style:family="paragraph" style:parent-style-name="Standard">
      <style:paragraph-properties fo:text-align="center" style:justify-single-word="false"/>
      <style:text-properties fo:font-size="16pt" style:font-size-asian="16pt" style:font-size-complex="16pt"/>
    </style:style>
    <style:style style:name="P22" style:family="paragraph" style:parent-style-name="Standard">
      <style:text-properties style:font-name="Liberation Serif" fo:font-size="12pt" style:font-size-asian="12pt" style:font-size-complex="12pt"/>
    </style:style>
    <style:style style:name="P23" style:family="paragraph" style:parent-style-name="Standard">
      <style:paragraph-properties fo:text-align="center" style:justify-single-word="false"/>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style:font-size-asian="12pt" style:font-size-complex="12pt"/>
    </style:style>
    <style:style style:name="P25"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6"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text-properties style:font-name="Liberation Serif" fo:font-size="12pt" fo:font-style="italic" style:font-size-asian="12pt" style:font-style-asian="italic" style:font-size-complex="12pt" style:font-style-complex="italic"/>
    </style:style>
    <style:style style:name="P29"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0"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text-align="center" style:justify-single-word="false"/>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text-properties fo:font-size="12pt" officeooo:rsid="006f1ff3" officeooo:paragraph-rsid="00022c50" style:font-size-asian="12pt" style:font-size-complex="12pt"/>
    </style:style>
    <style:style style:name="P35"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7"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38"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3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4" style:family="paragraph" style:parent-style-name="Standard">
      <style:text-properties style:text-position="0% 100%"/>
    </style:style>
    <style:style style:name="P4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46" style:family="paragraph" style:parent-style-name="Standard">
      <style:text-properties style:text-position="0% 100%" fo:font-size="10pt" style:font-size-asian="10pt" style:font-size-complex="10pt"/>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style:font-style-asian="normal" style:font-style-complex="normal"/>
    </style:style>
    <style:style style:name="P49" style:family="paragraph" style:parent-style-name="Standard">
      <style:paragraph-properties fo:text-align="justify" style:justify-single-word="false"/>
      <style:text-properties fo:font-style="normal" officeooo:paragraph-rsid="0003e00d" style:font-style-asian="normal" style:font-style-complex="normal"/>
    </style:style>
    <style:style style:name="P50" style:family="paragraph" style:parent-style-name="Standard">
      <style:text-properties fo:font-style="normal" officeooo:rsid="0003e00d" officeooo:paragraph-rsid="0003e00d" style:font-style-asian="normal" style:font-style-complex="normal"/>
    </style:style>
    <style:style style:name="P5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2" style:family="paragraph" style:parent-style-name="Standard">
      <style:text-properties fo:font-size="10pt" style:font-size-asian="10pt" style:font-size-complex="10pt"/>
    </style:style>
    <style:style style:name="P53" style:family="paragraph" style:parent-style-name="Standard">
      <style:paragraph-properties fo:text-align="justify" style:justify-single-word="false"/>
      <style:text-properties officeooo:rsid="0036aeee" officeooo:paragraph-rsid="00022c50"/>
    </style:style>
    <style:style style:name="P54" style:family="paragraph" style:parent-style-name="Standard">
      <style:text-properties officeooo:rsid="006b23da" officeooo:paragraph-rsid="00022c50"/>
    </style:style>
    <style:style style:name="P55" style:family="paragraph" style:parent-style-name="Standard">
      <style:text-properties officeooo:paragraph-rsid="0004622d"/>
    </style:style>
    <style:style style:name="P56" style:family="paragraph" style:parent-style-name="Standard">
      <style:text-properties officeooo:paragraph-rsid="0006dadc"/>
    </style:style>
    <style:style style:name="P57" style:family="paragraph" style:parent-style-name="Standard">
      <style:text-properties style:text-underline-style="none"/>
    </style:style>
    <style:style style:name="P58" style:family="paragraph" style:parent-style-name="Standard">
      <style:paragraph-properties fo:text-align="justify" style:justify-single-word="false"/>
      <style:text-properties style:text-underline-style="none" officeooo:paragraph-rsid="0006df77"/>
    </style:style>
    <style:style style:name="P59" style:family="paragraph" style:parent-style-name="Standard">
      <style:text-properties officeooo:rsid="0004622d" officeooo:paragraph-rsid="0004622d"/>
    </style:style>
    <style:style style:name="P60" style:family="paragraph" style:parent-style-name="Standard">
      <style:paragraph-properties fo:text-align="start" style:justify-single-word="false"/>
      <style:text-properties officeooo:rsid="0006df77" officeooo:paragraph-rsid="0006df77"/>
    </style:style>
    <style:style style:name="P61" style:family="paragraph" style:parent-style-name="Standard">
      <style:text-properties officeooo:rsid="0006df77" officeooo:paragraph-rsid="0006df77"/>
    </style:style>
    <style:style style:name="P62" style:family="paragraph" style:parent-style-name="Standard" style:master-page-name="Standard">
      <style:paragraph-properties style:page-number="auto"/>
    </style:style>
    <style:style style:name="P63" style:family="paragraph" style:parent-style-name="Standard">
      <style:text-properties style:text-underline-style="solid" style:text-underline-type="double" style:text-underline-width="auto" style:text-underline-color="font-color"/>
    </style:style>
    <style:style style:name="P64" style:family="paragraph" style:parent-style-name="Standard">
      <style:text-properties style:font-name="Liberation Serif" fo:font-size="12pt" style:font-size-asian="12pt" style:font-size-complex="12pt"/>
    </style:style>
    <style:style style:name="P65"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66"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6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style:text-underline-style="none" officeooo:rsid="0006df77"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4622d" style:font-style-asian="italic" style:font-style-complex="italic"/>
    </style:style>
    <style:style style:name="T9" style:family="text">
      <style:text-properties style:text-position="sub 58%" fo:font-style="italic" officeooo:rsid="0006dadc" style:font-style-asian="italic" style:font-style-complex="italic"/>
    </style:style>
    <style:style style:name="T10" style:family="text">
      <style:text-properties style:text-position="sub 58%" fo:font-style="italic" officeooo:rsid="0006df77" style:font-style-asian="italic" style:font-style-complex="italic"/>
    </style:style>
    <style:style style:name="T11" style:family="text">
      <style:text-properties style:text-position="sub 58%" fo:font-style="italic" style:text-underline-style="none" officeooo:rsid="0006df77" style:font-style-asian="italic" style:font-style-complex="italic"/>
    </style:style>
    <style:style style:name="T12" style:family="text">
      <style:text-properties style:text-position="sub 58%" style:font-name="Liberation Serif" fo:font-size="12pt" style:font-size-asian="12pt" style:font-size-complex="12pt"/>
    </style:style>
    <style:style style:name="T13" style:family="text">
      <style:text-properties style:text-position="sub 58%" style:font-name="Liberation Serif" fo:font-size="12pt" fo:font-style="italic" style:font-size-asian="12pt" style:font-style-asian="italic" style:font-size-complex="12pt" style:font-style-complex="italic"/>
    </style:style>
    <style:style style:name="T1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5" style:family="text">
      <style:text-properties style:text-position="sub 58%" fo:font-size="12pt" fo:font-style="italic" style:font-size-asian="12pt" style:font-style-asian="italic" style:font-size-complex="12pt" style:font-style-complex="italic"/>
    </style:style>
    <style:style style:name="T16" style:family="text">
      <style:text-properties style:text-position="sub 58%" fo:font-size="12pt" fo:font-style="italic" officeooo:rsid="0071dd41" style:font-size-asian="12pt" style:font-style-asian="italic" style:font-size-complex="12pt" style:font-style-complex="italic"/>
    </style:style>
    <style:style style:name="T17" style:family="text">
      <style:text-properties style:text-position="sub 58%" fo:font-size="12pt" style:font-size-asian="12pt" style:font-size-complex="12pt"/>
    </style:style>
    <style:style style:name="T18" style:family="text">
      <style:text-properties style:text-position="sub 58%" officeooo:rsid="006f1ff3"/>
    </style:style>
    <style:style style:name="T19" style:family="text">
      <style:text-properties style:text-position="sub 58%" officeooo:rsid="006fb83a"/>
    </style:style>
    <style:style style:name="T20" style:family="text">
      <style:text-properties style:text-position="sub 58%" officeooo:rsid="0006df77"/>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4"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5"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7"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0"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1"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2"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ize="12pt" fo:font-style="italic" officeooo:rsid="007edee3" style:font-size-asian="12pt" style:font-style-asian="italic" style:font-size-complex="12pt" style:font-style-complex="italic"/>
    </style:style>
    <style:style style:name="T37" style:family="text">
      <style:text-properties style:font-name="Liberation Serif" fo:font-size="12pt" fo:font-style="normal" style:font-size-asian="12pt" style:font-style-asian="normal" style:font-size-complex="12pt" style:font-style-complex="normal"/>
    </style:style>
    <style:style style:name="T38" style:family="text">
      <style:text-properties style:font-name="Liberation Serif" fo:font-size="12pt" fo:font-style="normal" officeooo:rsid="007edee3" style:font-size-asian="12pt" style:font-style-asian="normal" style:font-size-complex="12pt" style:font-style-complex="normal"/>
    </style:style>
    <style:style style:name="T39" style:family="text">
      <style:text-properties style:font-name="Liberation Serif" fo:font-size="12pt" fo:font-style="normal" officeooo:rsid="007ffff5" style:font-size-asian="12pt" style:font-style-asian="normal" style:font-size-complex="12pt" style:font-style-complex="normal"/>
    </style:style>
    <style:style style:name="T40"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1" style:family="text">
      <style:text-properties style:font-name="Liberation Serif" fo:font-size="12pt" style:font-name-asian="Times New Roman" style:font-size-asian="12pt" style:font-name-complex="Times New Roman" style:font-size-complex="12pt"/>
    </style:style>
    <style:style style:name="T42" style:family="text">
      <style:text-properties style:font-name="Liberation Serif" fo:font-size="12pt" style:font-name-asian="Liberation Serif1" style:font-size-asian="12pt" style:font-name-complex="Liberation Serif1" style:font-size-complex="12pt"/>
    </style:style>
    <style:style style:name="T43" style:family="text">
      <style:text-properties fo:font-size="12pt" style:font-size-asian="12pt" style:font-size-complex="12pt"/>
    </style:style>
    <style:style style:name="T44" style:family="text">
      <style:text-properties fo:font-size="12pt" officeooo:rsid="0071dd41" style:font-size-asian="12pt" style:font-size-complex="12pt"/>
    </style:style>
    <style:style style:name="T45" style:family="text">
      <style:text-properties fo:font-size="12pt" officeooo:rsid="007d8719"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71dd41" style:font-size-asian="12pt" style:font-style-asian="italic" style:font-size-complex="12pt" style:font-style-complex="italic"/>
    </style:style>
    <style:style style:name="T48" style:family="text">
      <style:text-properties fo:font-size="12pt" fo:font-style="italic" officeooo:rsid="007d8719" style:font-size-asian="12pt" style:font-style-asian="italic" style:font-size-complex="12pt" style:font-style-complex="italic"/>
    </style:style>
    <style:style style:name="T49"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0" style:family="text">
      <style:text-properties fo:font-size="12pt" fo:font-style="normal" officeooo:rsid="0071dd41" style:font-size-asian="12pt" style:font-style-asian="normal" style:font-size-complex="12pt" style:font-style-complex="normal"/>
    </style:style>
    <style:style style:name="T51" style:family="text">
      <style:text-properties fo:font-size="12pt" fo:font-style="normal" officeooo:rsid="007d8719" style:font-size-asian="12pt" style:font-style-asian="normal" style:font-size-complex="12pt" style:font-style-complex="normal"/>
    </style:style>
    <style:style style:name="T52" style:family="text">
      <style:text-properties fo:font-size="12pt" style:text-underline-style="solid" style:text-underline-type="double" style:text-underline-width="auto" style:text-underline-color="font-color" style:font-size-asian="12pt" style:font-size-complex="12pt"/>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style:text-position="super 58%"/>
    </style:style>
    <style:style style:name="T56" style:family="text">
      <style:text-properties style:text-position="super 58%" style:font-name="Liberation Serif" fo:font-size="12pt" fo:font-style="italic" style:font-size-asian="12pt" style:font-style-asian="italic" style:font-size-complex="12pt" style:font-style-complex="italic"/>
    </style:style>
    <style:style style:name="T57" style:family="text">
      <style:text-properties style:text-position="super 58%" officeooo:rsid="006f1ff3"/>
    </style:style>
    <style:style style:name="T58" style:family="text">
      <style:text-properties style:text-position="super 58%" fo:font-size="12pt" officeooo:rsid="007d8719" style:font-size-asian="12pt" style:font-size-complex="12pt"/>
    </style:style>
    <style:style style:name="T59" style:family="text">
      <style:text-properties style:text-position="super 58%" officeooo:rsid="0006df77"/>
    </style:style>
    <style:style style:name="T60" style:family="text">
      <style:text-properties style:text-position="0% 100%"/>
    </style:style>
    <style:style style:name="T61" style:family="text">
      <style:text-properties style:text-position="0% 100%" style:font-name="Liberation Serif1" style:font-name-asian="Liberation Serif1" style:font-name-complex="Liberation Serif1"/>
    </style:style>
    <style:style style:name="T62" style:family="text">
      <style:text-properties style:text-position="0% 100%" style:font-name="Liberation Serif1" officeooo:rsid="004e61a6" style:font-name-asian="Liberation Serif1" style:font-name-complex="Liberation Serif1"/>
    </style:style>
    <style:style style:name="T63" style:family="text">
      <style:text-properties style:text-position="0% 100%" style:font-name="OpenSymbol" fo:font-size="12pt" style:font-name-asian="OpenSymbol" style:font-size-asian="12pt" style:font-name-complex="OpenSymbol" style:font-size-complex="12pt"/>
    </style:style>
    <style:style style:name="T64"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5" style:family="text">
      <style:text-properties style:text-position="0% 100%" style:font-name="OpenSymbol" fo:font-style="italic" style:font-name-asian="OpenSymbol" style:font-style-asian="italic" style:font-name-complex="OpenSymbol" style:font-style-complex="italic"/>
    </style:style>
    <style:style style:name="T66" style:family="text">
      <style:text-properties style:text-position="0% 100%" style:font-name="OpenSymbol" style:font-name-asian="OpenSymbol" style:font-name-complex="OpenSymbol"/>
    </style:style>
    <style:style style:name="T67" style:family="text">
      <style:text-properties style:text-position="0% 100%" style:font-name="OpenSymbol" fo:font-weight="normal" style:font-name-asian="OpenSymbol" style:font-weight-asian="normal" style:font-name-complex="OpenSymbol" style:font-weight-complex="normal"/>
    </style:style>
    <style:style style:name="T68" style:family="text">
      <style:text-properties style:text-position="0% 100%" style:font-name="OpenSymbol" fo:font-weight="normal" officeooo:rsid="004e61a6" style:font-name-asian="OpenSymbol" style:font-weight-asian="normal" style:font-name-complex="OpenSymbol" style:font-weight-complex="normal"/>
    </style:style>
    <style:style style:name="T69" style:family="text">
      <style:text-properties style:text-position="0% 100%" fo:font-size="12pt" style:font-size-asian="12pt" style:font-size-complex="12pt"/>
    </style:style>
    <style:style style:name="T70" style:family="text">
      <style:text-properties style:text-position="0% 100%" officeooo:rsid="006fb83a"/>
    </style:style>
    <style:style style:name="T71" style:family="text">
      <style:text-properties style:text-position="0% 100%" officeooo:rsid="0006dadc"/>
    </style:style>
    <style:style style:name="T72" style:family="text">
      <style:text-properties style:text-position="0% 100%" fo:font-style="italic" officeooo:rsid="0006dadc" style:font-style-asian="italic" style:font-style-complex="italic"/>
    </style:style>
    <style:style style:name="T73" style:family="text">
      <style:text-properties style:text-position="0% 100%" fo:font-style="normal" officeooo:rsid="0006dadc" style:font-style-asian="normal" style:font-style-complex="normal"/>
    </style:style>
    <style:style style:name="T74" style:family="text">
      <style:text-properties style:font-name="Liberation Serif1" style:font-name-asian="Liberation Serif1" style:font-name-complex="Liberation Serif1"/>
    </style:style>
    <style:style style:name="T75" style:family="text">
      <style:text-properties style:font-name="Liberation Serif1" officeooo:rsid="004e61a6" style:font-name-asian="Liberation Serif1" style:font-name-complex="Liberation Serif1"/>
    </style:style>
    <style:style style:name="T76" style:family="text">
      <style:text-properties style:font-name="Liberation Serif1" fo:font-size="12pt" style:font-name-asian="Liberation Serif1" style:font-size-asian="12pt" style:font-name-complex="Liberation Serif1" style:font-size-complex="12pt"/>
    </style:style>
    <style:style style:name="T77" style:family="text">
      <style:text-properties style:font-name="OpenSymbol" style:font-name-asian="OpenSymbol" style:font-name-complex="OpenSymbol"/>
    </style:style>
    <style:style style:name="T78" style:family="text">
      <style:text-properties style:font-name="OpenSymbol" officeooo:rsid="004e61a6" style:font-name-asian="OpenSymbol" style:font-name-complex="OpenSymbol"/>
    </style:style>
    <style:style style:name="T79" style:family="text">
      <style:text-properties style:font-name="OpenSymbol" officeooo:rsid="0006df77" style:font-name-asian="OpenSymbol" style:font-name-complex="OpenSymbol"/>
    </style:style>
    <style:style style:name="T80"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81" style:family="text">
      <style:text-properties style:font-name="OpenSymbol" fo:font-size="12pt" style:font-name-asian="OpenSymbol" style:font-size-asian="12pt" style:font-name-complex="OpenSymbol" style:font-size-complex="12pt"/>
    </style:style>
    <style:style style:name="T82" style:family="text">
      <style:text-properties style:font-name="OpenSymbol" fo:font-size="12pt" officeooo:rsid="0006dadc" style:font-name-asian="OpenSymbol" style:font-size-asian="12pt" style:font-name-complex="OpenSymbol" style:font-size-complex="12pt"/>
    </style:style>
    <style:style style:name="T83"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4"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5"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6"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7" style:family="text">
      <style:text-properties style:font-name="OpenSymbol" fo:font-size="12pt" style:font-name-asian="Times New Roman" style:font-size-asian="12pt" style:font-name-complex="Times New Roman" style:font-size-complex="12pt"/>
    </style:style>
    <style:style style:name="T88" style:family="text">
      <style:text-properties style:font-name="OpenSymbol" style:font-name-asian="Times New Roman" style:font-name-complex="Times New Roman"/>
    </style:style>
    <style:style style:name="T89" style:family="text">
      <style:text-properties style:font-name="OpenSymbol" officeooo:rsid="006c7323" style:font-name-asian="Times New Roman" style:font-name-complex="Times New Roman"/>
    </style:style>
    <style:style style:name="T90" style:family="text">
      <style:text-properties style:font-name="OpenSymbol" officeooo:rsid="0006df77" style:font-name-asian="Times New Roman" style:font-name-complex="Times New Roman"/>
    </style:style>
    <style:style style:name="T91" style:family="text">
      <style:text-properties style:font-name="OpenSymbol" fo:font-style="italic" style:font-name-asian="OpenSymbol" style:font-style-asian="italic" style:font-name-complex="OpenSymbol" style:font-style-complex="italic"/>
    </style:style>
    <style:style style:name="T92" style:family="text">
      <style:text-properties style:font-name="Times New Roman" fo:font-style="normal" style:font-name-asian="Times New Roman" style:font-style-asian="normal" style:font-name-complex="Times New Roman" style:font-style-complex="normal"/>
    </style:style>
    <style:style style:name="T93" style:family="text">
      <style:text-properties style:text-position="33% 58%"/>
    </style:style>
    <style:style style:name="T94" style:family="text">
      <style:text-properties style:text-position="33% 58%" style:font-name="OpenSymbol" style:font-name-asian="Times New Roman" style:font-name-complex="Times New Roman"/>
    </style:style>
    <style:style style:name="T95" style:family="text">
      <style:text-properties style:text-position="33% 58%" style:font-name="OpenSymbol" officeooo:rsid="006c7323" style:font-name-asian="Times New Roman" style:font-name-complex="Times New Roman"/>
    </style:style>
    <style:style style:name="T96" style:family="text">
      <style:text-properties style:text-position="33% 58%" officeooo:rsid="006f1ff3"/>
    </style:style>
    <style:style style:name="T97" style:family="text">
      <style:text-properties officeooo:rsid="006f1ff3"/>
    </style:style>
    <style:style style:name="T98" style:family="text">
      <style:text-properties officeooo:rsid="0067dbc0"/>
    </style:style>
    <style:style style:name="T99" style:family="text">
      <style:text-properties officeooo:rsid="006fb83a"/>
    </style:style>
    <style:style style:name="T100" style:family="text">
      <style:text-properties officeooo:rsid="0003e00d"/>
    </style:style>
    <style:style style:name="T101" style:family="text">
      <style:text-properties officeooo:rsid="0004622d"/>
    </style:style>
    <style:style style:name="T102" style:family="text">
      <style:text-properties officeooo:rsid="0006dadc"/>
    </style:style>
    <style:style style:name="T103" style:family="text">
      <style:text-properties officeooo:rsid="0006df77"/>
    </style:style>
    <style:style style:name="T104" style:family="text">
      <style:text-properties officeooo:rsid="00083dd3"/>
    </style:style>
    <style:style style:name="T105" style:family="text">
      <style:text-properties officeooo:rsid="0008ac0c"/>
    </style:style>
    <style:style style:name="T106" style:family="text">
      <style:text-properties fo:font-variant="normal" fo:text-transform="none" fo:color="#333333" style:font-name="lucida grande" fo:font-size="8.25pt" fo:letter-spacing="normal" fo:font-style="normal" fo:font-weight="normal"/>
    </style:style>
    <style:style style:name="T107" style:family="text">
      <style:text-properties fo:font-variant="normal" fo:text-transform="none" fo:color="#333333" style:font-name="lucida grande" fo:letter-spacing="normal" fo:font-style="normal" fo:font-weight="normal"/>
    </style:style>
    <style:style style:name="T108" style:family="text">
      <style:text-properties fo:font-variant="normal" fo:text-transform="none" fo:color="#333333" fo:letter-spacing="normal" fo:font-style="normal" fo:font-weight="normal"/>
    </style:style>
    <style:style style:name="T109" style:family="text">
      <style:text-properties fo:font-variant="normal" fo:text-transform="none" fo:color="#333333" fo:letter-spacing="normal" fo:font-style="normal" fo:font-weight="normal" officeooo:rsid="000b07a4"/>
    </style:style>
    <style:style style:name="T110" style:family="text">
      <style:text-properties fo:font-variant="normal" fo:text-transform="none" fo:color="#333333" fo:letter-spacing="normal" fo:font-style="italic" fo:font-weight="normal" style:font-style-asian="italic" style:font-style-complex="italic"/>
    </style:style>
    <style:style style:name="T111" style:family="text">
      <style:text-properties fo:font-variant="normal" fo:text-transform="none" fo:color="#333333" style:text-position="sub 58%" fo:letter-spacing="normal" fo:font-style="normal" fo:font-weight="normal"/>
    </style:style>
    <style:style style:name="T112" style:family="text">
      <style:text-properties fo:font-variant="normal" fo:text-transform="none" fo:color="#333333" style:text-position="sub 58%" fo:letter-spacing="normal" fo:font-style="italic" fo:font-weight="normal" style:font-style-asian="italic" style:font-style-complex="italic"/>
    </style:style>
    <style:style style:name="T113" style:family="text">
      <style:text-properties style:text-position="-33% 58%"/>
    </style:style>
    <style:style style:name="T114" style:family="text">
      <style:text-properties style:text-position="0% 100%" fo:font-weight="normal" style:font-weight-asian="normal" style:font-weight-complex="normal"/>
    </style:style>
    <style:style style:name="T115"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2">Computer Science 433 -Artificial Intelligence</text:p>
      <text:p text:style-name="P12">Dr. Robert Kremer</text:p>
      <text:p text:style-name="P12">Assignment 1: Set Based Search and Or Tree Based Search</text:p>
      <text:p text:style-name="P12"/>
      <text:p text:style-name="P12">Group 8</text:p>
      <text:p text:style-name="P12">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P7">TODO LIST: </text:p>
      <text:p text:style-name="P7">- Finalize SBS:</text:p>
      <text:p text:style-name="P7"><text:tab/>- Example <text:span text:style-name="T104">(Taken – Sean) </text:span></text:p>
      <text:p text:style-name="P7"><text:tab/>- Implementation Ideas</text:p>
      <text:p text:style-name="P7"/>
      <text:p text:style-name="P7">- Finalize Otree:</text:p>
      <text:p text:style-name="P7"><text:tab/>- Intro <text:span text:style-name="T105">(Taken - Alex)</text:span></text:p>
      <text:p text:style-name="P7"><text:tab/>- Search Model</text:p>
      <text:p text:style-name="P7"><text:tab/>- Search Process</text:p>
      <text:p text:style-name="P7"><text:tab/>- Search Instance</text:p>
      <text:p text:style-name="P7"><text:tab/>- Implementation Ideas</text:p>
      <text:p text:style-name="P7"/>
      <text:p text:style-name="P7">- References:</text:p>
      <text:p text:style-name="P7"><text:tab/>- Kremer's Notes</text:p>
      <text:p text:style-name="P7"><text:tab/>- Andrew's Notes</text:p>
      <text:p text:style-name="P7"><text:tab/>- Sisyphus I Problem</text:p>
      <text:p text:style-name="P7"><text:tab/><text:span text:style-name="T105">- Denzinger's Manuscript (How to refrence? I'll get 'er done...) </text:span></text:p>
      <text:p text:style-name="P7"><text:tab/>- Any tips and trick pages you guys find</text:p>
      <text:p text:style-name="P19"><text:span text:style-name="T21"><text:tab/></text:span><text:span text:style-name="T21">- Fix up references throughout the paper</text:span></text:p>
      <text:p text:style-name="P7"/>
      <text:p text:style-name="P7">- General:</text:p>
      <text:p text:style-name="P19"><text:span text:style-name="T21"><text:tab/>- </text:span><text:span text:style-name="T21">Group </text:span><text:span text:style-name="T21">Edit until Monday 11:00PM. After this point, Alex will <text:tab/>take over, format, edit and finish up </text:span></text:p>
      <text:p text:style-name="P7">*************************************************************/</text:p>
      <text:p text:style-name="P7"/>
      <text:p text:style-name="P21"><text:span text:style-name="T22">Set Based Searc</text:span><text:span text:style-name="T22">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1">Search Mode</text:span><text:span text:style-name="T21">l</text:span></text:p>
      <text:p text:style-name="Standard"><text:soft-page-break/></text:p>
      <text:p text:style-name="P24">For our purposes, we define our search model as pe<text:span text:style-name="T53">r </text:span><text:span text:style-name="T23">Jörg Denzinger's definition (Kremer, 2013). </text:span></text:p>
      <text:p text:style-name="P40"/>
      <text:p text:style-name="P23"><text:span text:style-name="T24">A</text:span><text:span text:style-name="T25">SET</text:span><text:span text:style-name="T24"> = (S</text:span><text:span text:style-name="T25">SET</text:span><text:span text:style-name="T24">, T</text:span><text:span text:style-name="T25">SET</text:span><text:span text:style-name="T24">)</text:span></text:p>
      <text:p text:style-name="P40"/>
      <text:p text:style-name="P24"><text:span text:style-name="T23">Where </text:span><text:span text:style-name="T24">A</text:span><text:span text:style-name="T25">SET</text:span><text:span text:style-name="T23"> is the search model, </text:span><text:span text:style-name="T24">S</text:span><text:span text:style-name="T25">SET</text:span><text:span text:style-name="T23"> is the search state, and </text:span><text:span text:style-name="T24">T</text:span><text:span text:style-name="T25">SET</text:span><text:span text:style-name="T23"> is the set of transition rules, </text:span><text:span text:style-name="T23">which is a relation on </text:span><text:span text:style-name="T24">T</text:span><text:span text:style-name="T25">SET</text:span><text:span text:style-name="T30">:</text:span></text:p>
      <text:p text:style-name="P42"/>
      <text:p text:style-name="P29"><text:span text:style-name="T31">T</text:span><text:span text:style-name="T26">SET</text:span><text:span text:style-name="T31"> : S</text:span><text:span text:style-name="T26">SET</text:span><text:span text:style-name="T31"> </text:span><text:span text:style-name="T32">× </text:span><text:span text:style-name="T32">S</text:span><text:span text:style-name="T27">SET</text:span></text:p>
      <text:p text:style-name="P39"/>
      <text:p text:style-name="P41">Search States</text:p>
      <text:p text:style-name="P39"/>
      <text:p text:style-name="P25"><text:span text:style-name="T28">We define the </text:span><text:span text:style-name="T24">S</text:span><text:span text:style-name="T25">SET</text:span><text:span text:style-name="T28"> to be the </text:span><text:span text:style-name="T28">set of all possible fact </text:span><text:span text:style-name="T28">sets</text:span><text:span text:style-name="T28">. </text:span><text:span text:style-name="T28">In the case of the </text:span><text:span text:style-name="T24">Sisyphus I</text:span><text:span text:style-name="T28"> problem (Kremer, 2013 [Accurate?]), we define a fact to be a </text:span><text:span text:style-name="T24">viable</text:span><text:span text:style-name="T28"> room assigning. Similarly, we say a room assigning is </text:span><text:span text:style-name="T24">viable</text:span><text:span text:style-name="T28"> if </text:span><text:span text:style-name="T28">and only i</text:span><text:span text:style-name="T28">f it violates no hard constraints. </text:span></text:p>
      <text:p text:style-name="P24"/>
      <text:p text:style-name="P4"><text:span text:style-name="T35">S</text:span><text:span text:style-name="T13">SET</text:span><text:span text:style-name="T35"> = 2</text:span><text:span text:style-name="T56">F</text:span></text:p>
      <text:p text:style-name="P45"/>
      <text:p text:style-name="P25"><text:span text:style-name="T28">As such, </text:span><text:span text:style-name="T24">S</text:span><text:span text:style-name="T25">SET</text:span><text:span text:style-name="T28"> is the set of all possible </text:span><text:span text:style-name="T28">sets of </text:span><text:span text:style-name="T28">room assignings, </text:span><text:span text:style-name="T28">which directly translates into </text:span><text:span text:style-name="T24">S</text:span><text:span text:style-name="T28"> being the power set of all room assignings. </text:span></text:p>
      <text:p text:style-name="P39"/>
      <text:p text:style-name="P27"><text:span text:style-name="T29">Transition </text:span><text:span text:style-name="T29">(Extension)</text:span><text:span text:style-name="T29"> Rules</text:span></text:p>
      <text:p text:style-name="P39"><text:s/></text:p>
      <text:p text:style-name="P2"><text:span text:style-name="T34">Our transition rules define the set of legal changes between search states. </text:span><text:span text:style-name="T34">We chose to implement a specific version of Set Based Search known as a </text:span><text:span text:style-name="T35">genetic algorithm</text:span><text:span text:style-name="T34">. Genetic algorithms have two defining transition rules: </text:span><text:span text:style-name="T35">mutation</text:span><text:span text:style-name="T34"> and </text:span><text:span text:style-name="T35">combination</text:span><text:span text:style-name="T34">. Mutation involves changing one individual within the population. </text:span><text:span text:style-name="T34">Combination involves taking two facts and combining their information in some way such </text:span><text:span text:style-name="T34">that one or more offspring are produced. Using these, if we use </text:span><text:span text:style-name="T35">mutation</text:span><text:span text:style-name="T37"> or </text:span><text:span text:style-name="T35">combination</text:span><text:span text:style-name="T37"> to get there. </text:span></text:p>
      <text:p text:style-name="P28"/>
      <text:p text:style-name="P12"><text:span text:style-name="T34">T</text:span><text:span text:style-name="T12">SET</text:span><text:span text:style-name="T34"> = </text:span><text:span text:style-name="T34">{(s, s') | </text:span><text:span text:style-name="T80">∃</text:span><text:span text:style-name="T34"> </text:span><text:span text:style-name="T34">A → B </text:span><text:span text:style-name="T63">∈</text:span><text:span text:style-name="T34"> Ext </text:span><text:span text:style-name="T76">●</text:span><text:span text:style-name="T34"> (A </text:span><text:span text:style-name="T81">⊆</text:span><text:span text:style-name="T41"> </text:span><text:span text:style-name="T34">s) </text:span><text:span text:style-name="T81">∧</text:span><text:span text:style-name="T34"> (s' = (s-A) </text:span><text:span text:style-name="T81">∪</text:span><text:span text:style-name="T34"> B)}</text:span></text:p>
      <text:p text:style-name="P28"/>
      <text:p text:style-name="P12"><text:span text:style-name="T34">Ext = {A → B | A, B </text:span><text:span text:style-name="T63">∈</text:span><text:span text:style-name="T34"> F}</text:span></text:p>
      <text:p text:style-name="P22"/>
      <text:p text:style-name="P2"><text:span text:style-name="T34">Given the </text:span><text:span text:style-name="T35">Sisyphus I</text:span><text:span text:style-name="T34"> room assignment problem, we define mutation as the moving of one <text:s text:c="2"/>person from one office to another. We define this formally </text:span><text:span text:style-name="T34">below</text:span><text:span text:style-name="T34">. </text:span></text:p>
      <text:p text:style-name="P24"/>
      <text:p text:style-name="P12"><text:span text:style-name="T34">inRoom : (Person, F) </text:span><text:span text:style-name="T33">× </text:span><text:span text:style-name="T33">Room</text:span></text:p>
      <text:p text:style-name="P43">inRoom(p, A) = r ↔ p is assigned to room r in fact A</text:p>
      <text:p text:style-name="P24"/>
      <table:table table:name="Table1" table:style-name="Table1">
        <table:table-column table:style-name="Table1.A"/>
        <table:table-column table:style-name="Table1.B"/>
        <table:table-column table:style-name="Table1.C"/>
        <text:soft-page-break/>
        <table:table-row>
          <table:table-cell table:style-name="Table1.A1" office:value-type="string">
            <text:p text:style-name="P29"/>
            <text:p text:style-name="P29">Mut</text:p>
          </table:table-cell>
          <table:table-cell table:style-name="Table1.A1" office:value-type="string">
            <text:p text:style-name="P30"><text:s/></text:p>
            <text:p text:style-name="P30">=</text:p>
          </table:table-cell>
          <table:table-cell table:style-name="Table1.A1" office:value-type="string">
            <text:p text:style-name="P14"><text:span text:style-name="T34">{A → B | </text:span><text:span text:style-name="T80">∃</text:span><text:span text:style-name="T34"> p,</text:span><text:span text:style-name="T34">q</text:span><text:span text:style-name="T34"> </text:span><text:span text:style-name="T63">∈</text:span><text:span text:style-name="T34"> A st. p,</text:span><text:span text:style-name="T34">q</text:span><text:span text:style-name="T34"> </text:span><text:span text:style-name="T63">∈</text:span><text:span text:style-name="T34"> B </text:span><text:span text:style-name="T81">∧ </text:span><text:span text:style-name="T34">inRoom(</text:span><text:span text:style-name="T34">p, A) =inRoom(q, B) </text:span><text:span text:style-name="T81">∧</text:span><text:span text:style-name="T34"> inRoom(q, A) = inRoom(p,B)</text:span><text:span text:style-name="T34"> <text:s/></text:span><text:span text:style-name="T76">●</text:span><text:span text:style-name="T34"> p </text:span><text:span text:style-name="T81">≠</text:span><text:span text:style-name="T34"> </text:span><text:span text:style-name="T87">φ</text:span><text:span text:style-name="T41"> </text:span><text:span text:style-name="T76">●</text:span></text:p>
            <text:p text:style-name="P14"><text:span text:style-name="T81">∀ </text:span><text:span text:style-name="T34">r </text:span><text:span text:style-name="T63">∈ </text:span><text:span text:style-name="T34">A, r </text:span><text:span text:style-name="T63">∈ </text:span><text:span text:style-name="T34">B, q </text:span><text:span text:style-name="T81">≠</text:span><text:span text:style-name="T34"> p, q, inRoom(r, A) = inRoom(r, B)</text:span><text:span text:style-name="T42">}</text:span><text:span text:style-name="T42"> </text:span></text:p>
          </table:table-cell>
        </table:table-row>
      </table:table>
      <text:p text:style-name="P24"/>
      <text:p text:style-name="P2"><text:span text:style-name="T35">Mutation</text:span><text:span text:style-name="T34"> is, then, a change of state such that we swap the room assignment of some person in </text:span><text:span text:style-name="T34">fact</text:span><text:span text:style-name="T34"> A with another possibly-null person's assignment within B. All other persons remain unchanged, and both states must be viable. Note that </text:span><text:span text:style-name="T83">φ</text:span><text:span text:style-name="T34"> represents the null person, a placeholder person for a vacancy within the room. </text:span><text:span text:style-name="T34">Also note that inRoom is a relation and not a function because of </text:span><text:span text:style-name="T83">φ </text:span><text:span text:style-name="T40">being in every room. So as long as one value of inRoom(q, A) and inRoom(q, B) makes the above statements true, it is considered to be true.</text:span></text:p>
      <text:p text:style-name="P22"/>
      <text:p text:style-name="P2"><text:span text:style-name="T34">Upon consideration and correspondence with Dr. Robert Kremer (2013), we have decided not to implement combination within our algorithm. </text:span><text:span text:style-name="T34">Given the time limitation of our SBS, and the relative complexity of determining a viable solution by combination, its inclusion could actually be a detriment within our algorithm. </text:span></text:p>
      <text:p text:style-name="Standard"/>
      <text:p text:style-name="P4"><text:span text:style-name="T21">Search </text:span><text:span text:style-name="T21">Process</text:span><text:span text:style-name="T21"> </text:span><text:span text:style-name="T22"><text:tab/></text:span></text:p>
      <text:p text:style-name="P17"/>
      <text:p text:style-name="P47">Our search process defines how our search behaves from decision to decision. Formally this is written as below: </text:p>
      <text:p text:style-name="P17"/>
      <text:p text:style-name="P4"><text:span text:style-name="T1">P</text:span><text:span text:style-name="T7">SET</text:span><text:span text:style-name="T7"> </text:span><text:span text:style-name="T1">= (A</text:span><text:span text:style-name="T7">SET</text:span><text:span text:style-name="T1">, Env</text:span><text:span text:style-name="T7">SET</text:span><text:span text:style-name="T1">, K</text:span><text:span text:style-name="T7">SET</text:span><text:span text:style-name="T1">)</text:span></text:p>
      <text:p text:style-name="Standard"/>
      <text:p text:style-name="P2">Where <text:span text:style-name="T1">P</text:span><text:span text:style-name="T7">SET</text:span> is the search <text:span text:style-name="T1">process</text:span><text:span text:style-name="T54">,</text:span> <text:span text:style-name="T1">A</text:span><text:span text:style-name="T7">SET</text:span> is our <text:span text:style-name="T1">model</text:span>, <text:span text:style-name="T1">Env</text:span><text:span text:style-name="T7">SET</text:span><text:span text:style-name="T1"> </text:span>represents the search environment, and <text:span text:style-name="T1">K</text:span><text:span text:style-name="T7">SET</text:span> represents the <text:span text:style-name="T1">control</text:span> function. As we have defined our model in a previous section, we must now formally define our search <text:span text:style-name="T1">environment </text:span><text:span text:style-name="T54">and </text:span><text:span text:style-name="T1">control</text:span><text:span text:style-name="T54">. </text:span></text:p>
      <text:p text:style-name="P48"/>
      <text:p text:style-name="P51">Environment</text:p>
      <text:p text:style-name="P48"/>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7">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7">SET</text:span>. </text:p>
      <text:p text:style-name="Standard"><text:soft-page-break/></text:p>
      <text:p text:style-name="P9">Control Function</text:p>
      <text:p text:style-name="Standard"/>
      <text:p text:style-name="P33">Genetic algorithms have a unique emphasis on arbitrary decision making in order to produce the best results. Formally, we define a control function as follows: </text:p>
      <text:p text:style-name="P31"/>
      <text:p text:style-name="P35">K<text:span text:style-name="T6">SET</text:span>(s, e) = (s-A) <text:span text:style-name="T77">∪</text:span> B</text:p>
      <text:p text:style-name="P31"/>
      <text:p text:style-name="P33">Where <text:span text:style-name="T1">s </text:span>is a particular search state and <text:span text:style-name="T1">e</text:span> is a particular search environment. We also have the following conditions. </text:p>
      <text:p text:style-name="P33"/>
      <text:p text:style-name="P33">A and B must be facts such that moving from A to B is a valid extension rule. Writen formally as: </text:p>
      <text:p text:style-name="P32"><text:span text:style-name="T1">A, B </text:span><text:span text:style-name="T65">∈</text:span><text:span text:style-name="T1"> <text:s/>F st. A → B </text:span><text:span text:style-name="T65">∈</text:span><text:span text:style-name="T1"> Ext</text:span></text:p>
      <text:p text:style-name="P31"/>
      <text:p text:style-name="P31">A must be a set of facts within the search state. Written formally as: </text:p>
      <text:p text:style-name="P31"/>
      <text:p text:style-name="P32">A <text:span text:style-name="T91">⊆</text:span> s</text:p>
      <text:p text:style-name="P31"/>
      <text:p text:style-name="P33">The transition <text:span text:style-name="T1">A → B</text:span> is the most valuable of all other available transitions. We can write this formally as follows, using <text:span text:style-name="T1">f</text:span><text:span text:style-name="T7">WERT</text:span> to define a 'worth' function and <text:span text:style-name="T1">f</text:span><text:span text:style-name="T7">SELECT</text:span> to define a selection function: </text:p>
      <text:p text:style-name="P31"/>
      <text:p text:style-name="P36"><text:span text:style-name="T77">∀</text:span> <text:s/>A' → B' <text:span text:style-name="T66">∈ </text:span>Ext | A' <text:span text:style-name="T77">⊆</text:span> s <text:span text:style-name="T74">●</text:span> f<text:span text:style-name="T6">WERT</text:span>(A,B,e) <text:span text:style-name="T77">≤</text:span> <text:s/>f<text:span text:style-name="T6">WERT</text:span>(A',B',e)</text:p>
      <text:p text:style-name="P31"/>
      <text:p text:style-name="P36">A → B = f<text:span text:style-name="T6">SELECT</text:span>({A' → B' | <text:span text:style-name="T77">∀ </text:span>A'' → B'' <text:span text:style-name="T66">∈ </text:span>Ext | A'' <text:span text:style-name="T77">⊆</text:span> s <text:span text:style-name="T74">●</text:span> </text:p>
      <text:p text:style-name="P36"><text:tab/> <text:s text:c="6"/>f<text:span text:style-name="T6">WERT</text:span>(A',B',e) <text:span text:style-name="T77">≤</text:span> f<text:span text:style-name="T6">WERT</text:span>(A'', B'', e)}, e)</text:p>
      <text:p text:style-name="P31"/>
      <text:p text:style-name="P33">Clearly, then, the power of our search control lies within our search <text:span text:style-name="T1">f</text:span><text:span text:style-name="T7">WERT</text:span> and <text:span text:style-name="T1">f</text:span><text:span text:style-name="T7">SELECT</text:span>. <text:s/>We must define and tailor them for our <text:span text:style-name="T1">Sisyphus I </text:span>problem. We define <text:span text:style-name="T1">f</text:span><text:span text:style-name="T7">WERT</text:span> and <text:span text:style-name="T1">f</text:span><text:span text:style-name="T7">SELECT</text:span> using Denzinger's definitions (Kremer, 2013) below.</text:p>
      <text:p text:style-name="P33"/>
      <text:p text:style-name="P33">Worth, defined by<text:span text:style-name="T1"> f</text:span><text:span text:style-name="T7">WERT</text:span>, takes the inputs of the start and end search states as well as the current environment to produce a heuristic value. While this can be any number, we are given integer values for our <text:span text:style-name="T1">Sisyphus I</text:span><text:span text:style-name="T54"> problem. Therefore, rather than working with </text:span><text:span text:style-name="T54">any real number,</text:span><text:span text:style-name="T91">ℜ,</text:span><text:span text:style-name="T92"> </text:span><text:span text:style-name="T54">we would work with </text:span><text:span text:style-name="T54">integers,</text:span><text:span text:style-name="T54"> </text:span><text:span text:style-name="T1">I </text:span><text:span text:style-name="T91">⊆</text:span><text:span text:style-name="T1"> </text:span><text:span text:style-name="T91">ℜ</text:span><text:span text:style-name="T54">. </text:span><text:span text:style-name="T54">However, the </text:span><text:span text:style-name="T54">interface</text:span><text:span text:style-name="T54"> definition still stands formally as follows: </text:span></text:p>
      <text:p text:style-name="P31"/>
      <text:p text:style-name="P36">f<text:span text:style-name="T6">WERT</text:span>: 2<text:span text:style-name="T55">F</text:span> <text:span text:style-name="T88">×</text:span> 2<text:span text:style-name="T55">F</text:span> <text:span text:style-name="T88">×</text:span> Env → <text:s/><text:span text:style-name="T77">ℜ</text:span></text:p>
      <text:p text:style-name="P31"/>
      <text:p text:style-name="P33">The heuristic value of <text:span text:style-name="T1">A → B</text:span> is determined by summing up the already given <text:span text:style-name="T1">Sisyphus I</text:span> <text:soft-page-break/>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3"/>
      <text:p text:style-name="P35">f<text:span text:style-name="T6">WERT</text:span>(A, B, e) = -<text:span text:style-name="T77"></text:span> <text:span text:style-name="T22">if</text:span> <text:span text:style-name="T88">¬</text:span>isViable(B, e) <text:span text:style-name="T22">else</text:span> <text:span text:style-name="T88">Σ</text:span> heuristicValue(B, e), A → B <text:span text:style-name="T66">∈</text:span> Env</text:p>
      <text:p text:style-name="P31"/>
      <text:p text:style-name="P31">If there is a tie between two transitions, we use <text:span text:style-name="T1">f</text:span><text:span text:style-name="T7">SELECT</text:span> in order to determine which transition to follow. In a genetic algorithm, we want such choices to be as various as possible. Therefore, our <text:span text:style-name="T1">f</text:span><text:span text:style-name="T7">SELECT</text:span> will simply choose randomly in the case of a tie.</text:p>
      <text:p text:style-name="P31"/>
      <text:p text:style-name="Standard"><text:span text:style-name="T43">The interface for </text:span><text:span text:style-name="T46">f</text:span><text:span text:style-name="T15">SELECT</text:span><text:span text:style-name="T43">, as defined by Denzinger (Kremer, 2013) is defined formally as follows:</text:span></text:p>
      <text:p text:style-name="P63"><text:span text:style-name="T43"/></text:p>
      <text:p text:style-name="P37"><text:span text:style-name="T97">f</text:span><text:span text:style-name="T18">SELECT</text:span><text:span text:style-name="T97"> : 2</text:span><text:span text:style-name="T96">2F </text:span><text:span text:style-name="T95">×</text:span><text:span text:style-name="T96"> 2F</text:span><text:span text:style-name="T97"> </text:span><text:span text:style-name="T89">×</text:span><text:span text:style-name="T97"> Env → 2</text:span><text:span text:style-name="T57">F</text:span><text:span text:style-name="T97"> </text:span><text:span text:style-name="T89">×</text:span><text:span text:style-name="T97"> 2</text:span><text:span text:style-name="T57">F</text:span></text:p>
      <text:p text:style-name="P34"/>
      <text:p text:style-name="P37"><text:span text:style-name="T97">f</text:span><text:span text:style-name="T18">SELECT</text:span><text:span text:style-name="T97">(C, e) = A → B | C </text:span><text:span text:style-name="T78">⊆</text:span><text:span text:style-name="T98"> </text:span><text:span text:style-name="T99">T</text:span><text:span text:style-name="T19">SET</text:span><text:span text:style-name="T70"> </text:span><text:span text:style-name="T62">● </text:span><text:span text:style-name="T97">A → B </text:span><text:span text:style-name="T68">∈</text:span><text:span text:style-name="T97"> C </text:span><text:span text:style-name="T75">● </text:span><text:span text:style-name="T99">A → B = randomChoice(C)</text:span><text:span text:style-name="T97"> </text:span></text:p>
      <text:p text:style-name="P54"/>
      <text:p text:style-name="P53"><text:span text:style-name="T44">Using these tools, we define our </text:span><text:span text:style-name="T47">K</text:span><text:span text:style-name="T16">SET</text:span><text:span text:style-name="T44"> as follows. Let </text:span><text:span text:style-name="T47">A, B </text:span><text:span text:style-name="T64">∈</text:span><text:span text:style-name="T47"> S</text:span><text:span text:style-name="T16">SET</text:span><text:span text:style-name="T44"> such that B is formed through</text:span><text:span text:style-name="T47"> halfKill(A </text:span><text:span text:style-name="T84">∪</text:span><text:span text:style-name="T49"> </text:span><text:span text:style-name="T47"><text:s/>M), </text:span><text:span text:style-name="T50">where </text:span><text:span text:style-name="T47">A</text:span><text:span text:style-name="T50"> </text:span><text:span text:style-name="T51">is the current set of mutations, and </text:span><text:span text:style-name="T48">M</text:span><text:span text:style-name="T51"> is the set formed through </text:span><text:span text:style-name="T48">k </text:span><text:span text:style-name="T51">mutations of random members of </text:span><text:span text:style-name="T48">A,</text:span><text:span text:style-name="T51"> where </text:span><text:span text:style-name="T48">k = |A|</text:span><text:span text:style-name="T51">. We formally define halfKill(S) as follows. </text:span></text:p>
      <text:p text:style-name="P38"/>
      <text:p text:style-name="P15"><text:span text:style-name="T45">halfKill: 2</text:span><text:span text:style-name="T58">F</text:span><text:span text:style-name="T45"> → 2</text:span><text:span text:style-name="T58">F</text:span></text:p>
      <text:p text:style-name="P26"/>
      <text:p text:style-name="P53"><text:span text:style-name="T38">The function </text:span><text:span text:style-name="T36">halfKill(S) </text:span><text:span text:style-name="T38">returns a set half the size of |S| with one quarter of the population of S excluded based randomly</text:span><text:span text:style-name="T36">,</text:span><text:span text:style-name="T38"> and another quarter killed through </text:span><text:span text:style-name="T36">f</text:span><text:span text:style-name="T14">WERT</text:span><text:span text:style-name="T38"> and </text:span><text:span text:style-name="T36">f</text:span><text:span text:style-name="T14">SELECT</text:span><text:span text:style-name="T38">. This should produce a healthy population of nearly ideal individuals. The justification of the ordering of random killing versus selective killing is to produce the most various population possible. </text:span><text:span text:style-name="T39">These tools</text:span><text:span text:style-name="T38"> will be our </text:span><text:span text:style-name="T36">K</text:span><text:span text:style-name="T14">SET</text:span><text:span text:style-name="T38">. </text:span></text:p>
      <text:p text:style-name="Standard"/>
      <text:p text:style-name="P5"><text:span text:style-name="T21">Search Instance</text:span><text:span text:style-name="T22"> <text:tab/></text:span></text:p>
      <text:p text:style-name="P18"/>
      <text:p text:style-name="P49"><text:span text:style-name="T100">Our search instance defines the starting and ending states of our search. </text:span><text:span text:style-name="T101">We define this formally as per Denzinger (WTFD8PLZ?): </text:span></text:p>
      <text:p text:style-name="P50"/>
      <text:p text:style-name="P5"><text:span text:style-name="T1">Ins</text:span><text:span text:style-name="T7">SET</text:span><text:span text:style-name="T1"> = (s</text:span><text:span text:style-name="T7">0-SET</text:span><text:span text:style-name="T1">, G</text:span><text:span text:style-name="T7">SET</text:span><text:span text:style-name="T1">) </text:span></text:p>
      <text:p text:style-name="Standard"/>
      <text:p text:style-name="P55"><text:span text:style-name="T101">where</text:span><text:span text:style-name="T2"> s</text:span><text:span text:style-name="T8">0-SET</text:span><text:span text:style-name="T2"> </text:span><text:span text:style-name="T101">represents the initial state, and</text:span><text:span text:style-name="T2"> G</text:span><text:span text:style-name="T8">SET</text:span><text:span text:style-name="T2"> </text:span><text:span text:style-name="T101">represents the goal state. </text:span></text:p>
      <text:p text:style-name="P59"/>
      <text:p text:style-name="P10">Initial State</text:p>
      <text:p text:style-name="P59"/>
      <text:p text:style-name="P3"><text:soft-page-break/><text:span text:style-name="T102">Formally, </text:span><text:span text:style-name="T3">s</text:span><text:span text:style-name="T9">0-SET</text:span><text:span text:style-name="T3"> </text:span><text:span text:style-name="T85">⊆ </text:span><text:span text:style-name="T72">S</text:span><text:span text:style-name="T9">SET</text:span><text:span text:style-name="T71">. Practically, since we want the maximum amount of variety between facts within our population, we define our initial state by randomly generating </text:span><text:span text:style-name="T72">k</text:span><text:span text:style-name="T73"> members through a random Otree search. </text:span></text:p>
      <text:p text:style-name="P56"/>
      <text:p text:style-name="P13"><text:span text:style-name="T103">s</text:span><text:span text:style-name="T20">0-SET</text:span><text:span text:style-name="T103"> = randomGeneration(k)</text:span></text:p>
      <text:p text:style-name="P60"/>
      <text:p text:style-name="P13"><text:span text:style-name="T103">randomGeneration: Int → 2</text:span><text:span text:style-name="T59">F</text:span></text:p>
      <text:p text:style-name="P20"/>
      <text:p text:style-name="P10">Goal State</text:p>
      <text:p text:style-name="P57"/>
      <text:p text:style-name="P58"><text:span text:style-name="T103">Formally, we define the goal state as </text:span><text:span text:style-name="T4">s</text:span><text:span text:style-name="T10">GOAL-SET</text:span><text:span text:style-name="T4"> </text:span><text:span text:style-name="T86">⊆</text:span><text:span text:style-name="T4"> S</text:span><text:span text:style-name="T10">SET</text:span><text:span text:style-name="T103">, and we define the goal function formally as follows: </text:span></text:p>
      <text:p text:style-name="P61"/>
      <text:p text:style-name="P13"><text:span text:style-name="T103">G: 2</text:span><text:span text:style-name="T59">F</text:span><text:span text:style-name="T103"> → {Success, Failure} </text:span></text:p>
      <text:p text:style-name="P61"/>
      <text:p text:style-name="P13"><text:span text:style-name="T103">G(s) = s</text:span><text:span text:style-name="T20">GOAL-SET</text:span><text:span text:style-name="T103"> </text:span><text:span text:style-name="T82">⊆</text:span><text:span text:style-name="T103"> s </text:span><text:span text:style-name="T79">∨</text:span><text:span text:style-name="T103"> </text:span><text:span text:style-name="T90">¬</text:span><text:span text:style-name="T103"> possibleTransition(s)</text:span></text:p>
      <text:p text:style-name="Standard"/>
      <text:p text:style-name="P2">Due to the computational cost of <text:span text:style-name="T103">computing </text:span><text:span text:style-name="T5">s</text:span><text:span text:style-name="T11">GOAL-SET</text:span><text:span text:style-name="T103">, this value will not be computed and therefore this end of </text:span><text:span text:style-name="T4">G</text:span><text:span text:style-name="T103"> cannot be reached. </text:span><text:s/><text:span text:style-name="T103">As well, it is always possible to mutate s, meaning that this end of G will also never be reached. Thus, our only limitation on reaching our goal state is when we run out of time. </text:span></text:p>
      <text:p text:style-name="Standard"/>
      <text:p text:style-name="P8">Example</text:p>
      <text:p text:style-name="Standard"/>
      <text:p text:style-name="Standard">Need to include an example. I'm thinking... </text:p>
      <text:p text:style-name="Standard"/>
      <text:p text:style-name="P16">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8">Notes and Development Ideas</text:p>
      <text:p text:style-name="Standard"/>
      <text:p text:style-name="P66"><text:span text:style-name="T108">It may be possible to constantly maintain a max-heap of certain values from </text:span><text:span text:style-name="T110">f</text:span><text:span text:style-name="T112">WERT</text:span><text:span text:style-name="T108">. Doing so might make for a quick implementation of the search control as a whole, although it limits our choice of </text:span><text:span text:style-name="T110">f</text:span><text:span text:style-name="T112">SELECT</text:span><text:span text:style-name="T108">.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66"><text:line-break/><text:soft-page-break/><text:span text:style-name="T108">We may run into a problem of being able to find a “local maximum” specimen which has a higher </text:span><text:span text:style-name="T110">f</text:span><text:span text:style-name="T112">WERT</text:span><text:span text:style-name="T108"> than any of the possible mutations of it. In such a case, we may wish to check it against our other specimens, and if it were not the best we had, it should be killed and a new random specimen generated. This would prevent stagnation and lack of progress. (This is, of course, assuming we continue without a crossover function).</text:span></text:p>
      <text:p text:style-name="P66"><text:line-break/><text:span text:style-name="T108">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66"><text:line-break/><text:span text:style-name="T108">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22"/>
      <text:p text:style-name="P6">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22">Search Model <text:tab/></text:span><text:span text:style-name="T1">A</text:span><text:span text:style-name="T7">V</text:span><text:span text:style-name="T1"> = (S</text:span><text:span text:style-name="T7">V</text:span><text:span text:style-name="T1">, T</text:span><text:span text:style-name="T7">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text:soft-page-break/>remaining room spots. A finished leaf node is one in which the problem is empty (all people have already been assumed to have been assigned at higher nodes of the tree).</text:p>
      <text:p text:style-name="Standard"/>
      <text:p text:style-name="Standard"><text:span text:style-name="T22">Search </text:span><text:span text:style-name="T22">Process <text:tab/></text:span><text:span text:style-name="T1">P</text:span><text:span text:style-name="T7">V</text:span><text:span text:style-name="T1"> = (A</text:span><text:span text:style-name="T7">V</text:span><text:span text:style-name="T1">, Env</text:span><text:span text:style-name="T7">V</text:span><text:span text:style-name="T1">, K</text:span><text:span text:style-name="T7">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6">f</text:span><text:span text:style-name="T15">ALTERN</text:span> by their relative soft constraint worth, given in the list of solutions. Given that this is not a genetic algorithm, we really need no sort of randomization... </text:p>
      <text:p text:style-name="Standard"/>
      <text:p text:style-name="Standard"><text:span text:style-name="T22">Search Instance <text:tab/></text:span><text:span text:style-name="T1">Ins</text:span><text:span text:style-name="T7">V</text:span><text:span text:style-name="T1"> = (s</text:span><text:span text:style-name="T7">0</text:span><text:span text:style-name="T7">-V</text:span><text:span text:style-name="T1">, G</text:span><text:span text:style-name="T7">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8">Example</text:p>
      <text:p text:style-name="Standard"/>
      <text:p text:style-name="Standard">This is a very simple example. The number of people ensures there is an ideal solution but also demonstrates the choices made to come to a good solution</text:p>
      <text:p text:style-name="Standard"/>
      <text:p text:style-name="P16"><draw:rect text:anchor-type="paragraph" draw:z-index="1" draw:style-name="gr1" draw:text-style-name="P67" svg:width="1.588cm" svg:height="1.202cm" svg:x="8.765cm" svg:y="0.208cm"><text:p text:style-name="P67">r<text:span text:style-name="T113">1</text:span></text:p></draw:rect><draw:rect text:anchor-type="paragraph" draw:z-index="2" draw:style-name="gr1" draw:text-style-name="P67" svg:width="1.588cm" svg:height="1.202cm" svg:x="10.352cm" svg:y="0.208cm"><text:p text:style-name="P67">r<text:span text:style-name="T113">2</text:span></text:p></draw:rect>6 People <text:tab/><text:tab/><text:tab/>4 Rooms</text:p>
      <text:p text:style-name="Standard">1 Manager<text:tab/><text:tab/><text:tab/>2 Large</text:p>
      <text:p text:style-name="Standard"><draw:rect text:anchor-type="paragraph" draw:z-index="3" draw:style-name="gr1" draw:text-style-name="P67" svg:width="1.384cm" svg:height="0.842cm" svg:x="8.765cm" svg:y="0.436cm"><text:p text:style-name="P67">r<text:span text:style-name="T113">3</text:span></text:p></draw:rect><draw:rect text:anchor-type="paragraph" draw:z-index="4" draw:style-name="gr1" draw:text-style-name="P67" svg:width="1.317cm" svg:height="0.842cm" svg:x="10.624cm" svg:y="0.436cm"><text:p text:style-name="P67">r<text:span text:style-name="T113">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67" svg:width="6.213cm" svg:height="1.611cm" svg:x="1.124cm" svg:y="0.191cm"><text:p text:style-name="P67"><text:span text:style-name="T114">P = {p</text:span><text:span text:style-name="T115">m</text:span><text:span text:style-name="T114">,p</text:span><text:span text:style-name="T115">tl</text:span><text:span text:style-name="T114">,p</text:span><text:span text:style-name="T115">1m</text:span><text:span text:style-name="T114">,p</text:span><text:span text:style-name="T115">2m</text:span><text:span text:style-name="T114">,p</text:span><text:span text:style-name="T115">1tl</text:span><text:span text:style-name="T114">,p</text:span><text:span text:style-name="T115">2tl</text:span><text:span text:style-name="T114">}</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67" svg:width="4.899cm" svg:height="1.565cm" svg:x="7.743cm" svg:y="0.203cm"><text:p text:style-name="P67">R = {r<text:span text:style-name="T113">1</text:span><text:span text:style-name="T60">,r</text:span><text:span text:style-name="T113">2</text:span><text:span text:style-name="T60">,r</text:span><text:span text:style-name="T113">3</text:span><text:span text:style-name="T60">,r</text:span><text:span text:style-name="T113">4</text:span>}</text:p></draw:rect></text:p>
      <text:p text:style-name="Standard"/>
      <text:p text:style-name="Standard"><text:soft-page-break/></text:p>
      <text:p text:style-name="Standard"/>
      <text:p text:style-name="P52">Note: p<text:span text:style-name="T6">m</text:span><text:span text:style-name="T60"> is the manager, p</text:span><text:span text:style-name="T6">tl</text:span><text:span text:style-name="T60"> is the team leader, p</text:span><text:span text:style-name="T6">1m</text:span><text:span text:style-name="T60"> and p</text:span><text:span text:style-name="T6">2m</text:span><text:span text:style-name="T60"> are the manager's team members, and p</text:span><text:span text:style-name="T6">1tl</text:span><text:span text:style-name="T60"> and p</text:span><text:span text:style-name="T6">2tl</text:span><text:span text:style-name="T60"> are the team leader's team members. R is the set of rooms where r</text:span><text:span text:style-name="T6">1</text:span><text:span text:style-name="T60"> and r</text:span><text:span text:style-name="T6">2</text:span><text:span text:style-name="T60"> are large while r</text:span><text:span text:style-name="T6">3</text:span><text:span text:style-name="T60"> and r</text:span><text:span text:style-name="T6">4</text:span><text:span text:style-name="T60">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6">altern</text:span><text:span text:style-name="T60">. </text:span>If we evaluate p<text:span text:style-name="T6">m</text:span><text:span text:style-name="T60"> and p</text:span><text:span text:style-name="T6">tl</text:span><text:span text:style-name="T60"> first, the assignments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60">Due to our control, the choice will be among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these are all equal so a random choice is made namely p</text:span><text:span text:style-name="T6">m</text:span><text:span text:style-name="T60"> → r</text:span><text:span text:style-name="T6">1</text:span><text:span text:style-name="T60">.</text:span></text:p>
      <text:p text:style-name="P44"/>
      <text:p text:style-name="P44"><draw:custom-shape text:anchor-type="paragraph" draw:z-index="8" draw:style-name="gr2" draw:text-style-name="P67" svg:width="6.213cm" svg:height="1.611cm" svg:x="0.873cm" svg:y="0.483cm"><text:p text:style-name="P67"><text:span text:style-name="T114">P = {p</text:span><text:span text:style-name="T115">m</text:span><text:span text:style-name="T114">,p</text:span><text:span text:style-name="T115">tl</text:span><text:span text:style-name="T114">,p</text:span><text:span text:style-name="T115">1m</text:span><text:span text:style-name="T114">,p</text:span><text:span text:style-name="T115">2m</text:span><text:span text:style-name="T114">,p</text:span><text:span text:style-name="T115">1tl</text:span><text:span text:style-name="T114">,p</text:span><text:span text:style-name="T115">2tl</text:span><text:span text:style-name="T114">}</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67" svg:width="6.213cm" svg:height="1.611cm" svg:x="8.176cm" svg:y="0.471cm"><text:p text:style-name="P67"><text:span text:style-name="T114">P = {p</text:span><text:span text:style-name="T115">tl</text:span><text:span text:style-name="T114">,p</text:span><text:span text:style-name="T115">1m</text:span><text:span text:style-name="T114">,p</text:span><text:span text:style-name="T115">2m</text:span><text:span text:style-name="T114">,p</text:span><text:span text:style-name="T115">1tl</text:span><text:span text:style-name="T114">,p</text:span><text:span text:style-name="T115">2tl</text:span><text:span text:style-name="T114">}</text:span></text:p><draw:enhanced-geometry svg:viewBox="0 0 21600 21600" draw:glue-points="10800 0 0 10800 10800 21600 21600 10800" draw:type="flowchart-process" draw:enhanced-path="M 0 0 L 21600 0 21600 21600 0 21600 0 0 Z N"/></draw:custom-shape></text:p>
      <text:p text:style-name="P4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6">m</text:span><text:span text:style-name="T60"> and so we are left with 5 people to place. Now that p</text:span><text:span text:style-name="T6">m</text:span><text:span text:style-name="T60"> is placed, a hard constraint can be violated when p → r</text:span><text:span text:style-name="T6">1</text:span><text:span text:style-name="T60"> where</text:span><text:span text:style-name="T60"><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60">. These choices are given a worth of negative infinity by f</text:span><text:span text:style-name="T6">altern</text:span><text:span text:style-name="T60"> so they can't be chosen. The assignment p</text:span><text:span text:style-name="T6">tl</text:span><text:span text:style-name="T60"> → r</text:span><text:span text:style-name="T6">2</text:span><text:span text:style-name="T60"> is a higher worth choice for the same reason as p</text:span><text:span text:style-name="T6">m</text:span><text:span text:style-name="T60"> → r</text:span><text:span text:style-name="T6">1</text:span><text:span text:style-name="T60">. The next highest priority movement at this step would be the manager's team members being placed in r</text:span><text:span text:style-name="T6">3</text:span><text:span text:style-name="T60"> adjacent to r</text:span><text:span text:style-name="T6">1</text:span><text:span text:style-name="T60">. The least worthy choices are going to be p</text:span><text:span text:style-name="T6">1tl</text:span><text:span text:style-name="T60"> and p</text:span><text:span text:style-name="T6">2tl</text:span><text:span text:style-name="T60">'s placement. This is illustrated below.</text:span></text:p>
      <text:p text:style-name="P44"/>
      <text:p text:style-name="P44"/>
      <text:p text:style-name="P44"/>
      <text:p text:style-name="P44"/>
      <text:p text:style-name="P44"/>
      <text:p text:style-name="P44"/>
      <text:p text:style-name="P44"/>
      <text:p text:style-name="P44"/>
      <text:p text:style-name="P44"><draw:rect text:anchor-type="paragraph" draw:z-index="13" draw:style-name="gr1" draw:text-style-name="P67" svg:width="1.588cm" svg:height="1.202cm" svg:x="5.039cm" svg:y="0.125cm"><text:p text:style-name="P67">r<text:span text:style-name="T113">1</text:span></text:p></draw:rect><draw:rect text:anchor-type="paragraph" draw:z-index="14" draw:style-name="gr1" draw:text-style-name="P67" svg:width="1.588cm" svg:height="1.202cm" svg:x="6.627cm" svg:y="0.125cm"><text:p text:style-name="P67"><text:span text:style-name="T114">r</text:span><text:span text:style-name="T115">2</text:span></text:p></draw:rect><draw:rect text:anchor-type="paragraph" draw:z-index="48" draw:style-name="gr3" draw:text-style-name="P67" svg:width="5.444cm" svg:height="1.112cm" svg:x="9.013cm" svg:y="0.141cm"><text:p text:style-name="P67"><text:span text:style-name="T114">P = {p</text:span><text:span text:style-name="T115">m</text:span><text:span text:style-name="T114">,p</text:span><text:span text:style-name="T115">tl</text:span><text:span text:style-name="T114">,p</text:span><text:span text:style-name="T115">1m</text:span><text:span text:style-name="T114">,p</text:span><text:span text:style-name="T115">2m</text:span><text:span text:style-name="T114">,p</text:span><text:span text:style-name="T115">1tl</text:span><text:span text:style-name="T114">,p</text:span><text:span text:style-name="T115">2tl</text:span><text:span text:style-name="T114">}</text:span></text:p></draw:rect></text:p>
      <text:p text:style-name="P44"/>
      <text:p text:style-name="P44"><draw:rect text:anchor-type="paragraph" draw:z-index="15" draw:style-name="gr1" draw:text-style-name="P67" svg:width="1.451cm" svg:height="0.795cm" svg:x="5.039cm" svg:y="0.353cm"><text:p text:style-name="P67"><text:span text:style-name="T114">r</text:span><text:span text:style-name="T115">3</text:span></text:p></draw:rect><draw:rect text:anchor-type="paragraph" draw:z-index="16" draw:style-name="gr1" draw:text-style-name="P67" svg:width="1.475cm" svg:height="0.795cm" svg:x="6.74cm" svg:y="0.353cm"><text:p text:style-name="P67"><text:span text:style-name="T114">r</text:span><text:span text:style-name="T115">4</text:span></text:p></draw:rect></text:p>
      <text:p text:style-name="P44"><text:soft-page-break/></text:p>
      <text:p text:style-name="Standard"><draw:line text:anchor-type="paragraph" draw:z-index="17" draw:style-name="gr5" draw:text-style-name="P67" svg:x1="6.627cm" svg:y1="0.194cm" svg:x2="6.627cm" svg:y2="0.9cm"><text:p/></draw:line></text:p>
      <text:p text:style-name="Standard"><draw:rect text:anchor-type="paragraph" draw:z-index="18" draw:style-name="gr1" draw:text-style-name="P67" svg:width="1.588cm" svg:height="1.202cm" svg:x="5.039cm" svg:y="0.385cm"><text:p text:style-name="P67">p<text:span text:style-name="T113">m</text:span></text:p></draw:rect><draw:rect text:anchor-type="paragraph" draw:z-index="19" draw:style-name="gr1" draw:text-style-name="P67" svg:width="1.588cm" svg:height="1.202cm" svg:x="6.627cm" svg:y="0.385cm"><text:p text:style-name="P67"><text:span text:style-name="T114">r</text:span><text:span text:style-name="T115">2</text:span></text:p></draw:rect><draw:rect text:anchor-type="paragraph" draw:z-index="49" draw:style-name="gr3" draw:text-style-name="P67" svg:width="5.467cm" svg:height="0.955cm" svg:x="8.991cm" svg:y="0.381cm"><text:p text:style-name="P67"><text:span text:style-name="T114">P' = {p</text:span><text:span text:style-name="T115">tl</text:span><text:span text:style-name="T114">,p</text:span><text:span text:style-name="T115">1m</text:span><text:span text:style-name="T114">,p</text:span><text:span text:style-name="T115">2m</text:span><text:span text:style-name="T114">,p</text:span><text:span text:style-name="T115">1tl</text:span><text:span text:style-name="T114">,p</text:span><text:span text:style-name="T115">2tl</text:span><text:span text:style-name="T114">}</text:span></text:p></draw:rect></text:p>
      <text:p text:style-name="Standard"/>
      <text:p text:style-name="Standard"/>
      <text:p text:style-name="Standard"><draw:rect text:anchor-type="paragraph" draw:z-index="20" draw:style-name="gr1" draw:text-style-name="P67" svg:width="1.451cm" svg:height="0.795cm" svg:x="5.039cm" svg:y="0.125cm"><text:p text:style-name="P67"><text:span text:style-name="T114">r</text:span><text:span text:style-name="T115">3</text:span></text:p></draw:rect><draw:rect text:anchor-type="paragraph" draw:z-index="23" draw:style-name="gr1" draw:text-style-name="P67" svg:width="1.475cm" svg:height="0.795cm" svg:x="6.74cm" svg:y="0.125cm"><text:p text:style-name="P67"><text:span text:style-name="T114">r</text:span><text:span text:style-name="T115">4</text:span></text:p></draw:rect><draw:line text:anchor-type="paragraph" draw:z-index="43" draw:style-name="gr6" draw:text-style-name="P67" svg:x1="8.214cm" svg:y1="0.392cm" svg:x2="12.234cm" svg:y2="1.616cm"><text:p/></draw:line></text:p>
      <text:p text:style-name="Standard"><draw:line text:anchor-type="paragraph" draw:z-index="40" draw:style-name="gr6" draw:text-style-name="P67" svg:x1="4.863cm" svg:y1="0.108cm" svg:x2="2.256cm" svg:y2="1.166cm"><text:p/></draw:line><draw:line text:anchor-type="paragraph" draw:z-index="41" draw:style-name="gr6" draw:text-style-name="P67" svg:x1="6.632cm" svg:y1="0.471cm" svg:x2="6.496cm" svg:y2="1.154cm"><text:p/></draw:line><draw:line text:anchor-type="paragraph" draw:z-index="42" draw:style-name="gr6" draw:text-style-name="P67" svg:x1="7.856cm" svg:y1="0.432cm" svg:x2="8.741cm" svg:y2="1.141cm"><text:p/></draw:line><draw:rect text:anchor-type="paragraph" draw:z-index="44" draw:style-name="gr7" draw:text-style-name="P67" svg:width="1.202cm" svg:height="0.364cm" svg:x="10.329cm" svg:y="0.166cm"><text:p text:style-name="P67">-∞</text:p></draw:rect></text:p>
      <text:p text:style-name="Standard"><draw:rect text:anchor-type="paragraph" draw:z-index="45" draw:style-name="gr7" draw:text-style-name="P67" svg:width="0.477cm" svg:height="0.295cm" svg:x="9.082cm" svg:y="0.289cm"><text:p text:style-name="P67">1</text:p></draw:rect><draw:rect text:anchor-type="paragraph" draw:z-index="46" draw:style-name="gr7" draw:text-style-name="P67" svg:width="0.722cm" svg:height="0.401cm" svg:x="5.5cm" svg:y="0.153cm"><text:p text:style-name="P67">2</text:p></draw:rect><draw:rect text:anchor-type="paragraph" draw:z-index="47" draw:style-name="gr7" draw:text-style-name="P67" svg:width="0.749cm" svg:height="0.272cm" svg:x="1.099cm" svg:y="0.312cm"><text:p text:style-name="P67">3</text:p></draw:rect></text:p>
      <text:p text:style-name="Standard"><draw:rect text:anchor-type="paragraph" draw:z-index="24" draw:style-name="gr1" draw:text-style-name="P67" svg:width="1.588cm" svg:height="1.202cm" svg:x="0.413cm" svg:y="0.192cm"><text:p text:style-name="P67">p<text:span text:style-name="T113">m</text:span></text:p></draw:rect><draw:rect text:anchor-type="paragraph" draw:z-index="25" draw:style-name="gr1" draw:text-style-name="P67" svg:width="1.588cm" svg:height="1.202cm" svg:x="2cm" svg:y="0.192cm"><text:p text:style-name="P67"><text:span text:style-name="T114">p</text:span><text:span text:style-name="T115">tl</text:span></text:p></draw:rect><draw:rect text:anchor-type="paragraph" draw:z-index="28" draw:style-name="gr1" draw:text-style-name="P67" svg:width="1.588cm" svg:height="1.202cm" svg:x="4.179cm" svg:y="0.18cm"><text:p text:style-name="P67">p<text:span text:style-name="T113">m</text:span></text:p></draw:rect><draw:rect text:anchor-type="paragraph" draw:z-index="29" draw:style-name="gr1" draw:text-style-name="P67" svg:width="1.588cm" svg:height="1.202cm" svg:x="5.766cm" svg:y="0.18cm"><text:p text:style-name="P67"><text:span text:style-name="T114">r</text:span><text:span text:style-name="T115">2</text:span></text:p></draw:rect><draw:rect text:anchor-type="paragraph" draw:z-index="32" draw:style-name="gr1" draw:text-style-name="P67" svg:width="1.588cm" svg:height="1.202cm" svg:x="7.987cm" svg:y="0.168cm"><text:p text:style-name="P67">p<text:span text:style-name="T113">m</text:span></text:p></draw:rect><draw:rect text:anchor-type="paragraph" draw:z-index="33" draw:style-name="gr1" draw:text-style-name="P67" svg:width="1.588cm" svg:height="1.202cm" svg:x="9.574cm" svg:y="0.168cm"><text:p text:style-name="P67"><text:span text:style-name="T114">r</text:span><text:span text:style-name="T115">2</text:span></text:p></draw:rect><draw:rect text:anchor-type="paragraph" draw:z-index="36" draw:style-name="gr1" draw:text-style-name="P67" svg:width="1.588cm" svg:height="1.202cm" svg:x="11.686cm" svg:y="0.155cm"><text:p text:style-name="P67">p<text:span text:style-name="T113">m</text:span><text:span text:style-name="T60">,p</text:span></text:p></draw:rect><draw:rect text:anchor-type="paragraph" draw:z-index="37" draw:style-name="gr1" draw:text-style-name="P67" svg:width="1.588cm" svg:height="1.202cm" svg:x="13.273cm" svg:y="0.155cm"><text:p text:style-name="P67"><text:span text:style-name="T114">r</text:span><text:span text:style-name="T115">2</text:span></text:p></draw:rect></text:p>
      <text:p text:style-name="Standard"/>
      <text:p text:style-name="Standard"><draw:rect text:anchor-type="paragraph" draw:z-index="26" draw:style-name="gr1" draw:text-style-name="P67" svg:width="1.451cm" svg:height="0.795cm" svg:x="0.413cm" svg:y="0.42cm"><text:p text:style-name="P67"><text:span text:style-name="T114">r</text:span><text:span text:style-name="T115">3</text:span></text:p></draw:rect><draw:rect text:anchor-type="paragraph" draw:z-index="27" draw:style-name="gr1" draw:text-style-name="P67" svg:width="1.475cm" svg:height="0.795cm" svg:x="2.113cm" svg:y="0.42cm"><text:p text:style-name="P67"><text:span text:style-name="T114">r</text:span><text:span text:style-name="T115">4</text:span></text:p></draw:rect><draw:rect text:anchor-type="paragraph" draw:z-index="30" draw:style-name="gr1" draw:text-style-name="P67" svg:width="1.451cm" svg:height="0.795cm" svg:x="4.179cm" svg:y="0.407cm"><text:p text:style-name="P67"><text:span text:style-name="T114">P</text:span><text:span text:style-name="T115">1m</text:span></text:p></draw:rect><draw:rect text:anchor-type="paragraph" draw:z-index="31" draw:style-name="gr1" draw:text-style-name="P67" svg:width="1.475cm" svg:height="0.795cm" svg:x="5.879cm" svg:y="0.407cm"><text:p text:style-name="P67"><text:span text:style-name="T114">r</text:span><text:span text:style-name="T115">4</text:span></text:p></draw:rect><draw:rect text:anchor-type="paragraph" draw:z-index="34" draw:style-name="gr1" draw:text-style-name="P67" svg:width="1.451cm" svg:height="0.795cm" svg:x="7.987cm" svg:y="0.395cm"><text:p text:style-name="P67"><text:span text:style-name="T114">r</text:span><text:span text:style-name="T115">3</text:span></text:p></draw:rect><draw:rect text:anchor-type="paragraph" draw:z-index="35" draw:style-name="gr1" draw:text-style-name="P67" svg:width="1.475cm" svg:height="0.795cm" svg:x="9.687cm" svg:y="0.395cm"><text:p text:style-name="P67"><text:span text:style-name="T114">p</text:span></text:p></draw:rect><draw:rect text:anchor-type="paragraph" draw:z-index="38" draw:style-name="gr1" draw:text-style-name="P67" svg:width="1.451cm" svg:height="0.795cm" svg:x="11.686cm" svg:y="0.383cm"><text:p text:style-name="P67"><text:span text:style-name="T114">r</text:span><text:span text:style-name="T115">3</text:span></text:p></draw:rect><draw:rect text:anchor-type="paragraph" draw:z-index="39" draw:style-name="gr1" draw:text-style-name="P67" svg:width="1.475cm" svg:height="0.795cm" svg:x="13.386cm" svg:y="0.383cm"><text:p text:style-name="P67"><text:span text:style-name="T114">r</text:span><text:span text:style-name="T115">4</text:span></text:p></draw:rect></text:p>
      <text:p text:style-name="Standard"/>
      <text:p text:style-name="Standard"/>
      <text:p text:style-name="P52">Note:<draw:frame draw:style-name="fr1" draw:name="Object4" text:anchor-type="as-char" svg:width="1.171cm" svg:height="0.467cm" draw:z-index="21"><draw:object xlink:href="./Object 5" xlink:type="simple" xlink:show="embed" xlink:actuate="onLoad"/><draw:image xlink:href="./ObjectReplacements/Object 5" xlink:type="simple" xlink:show="embed" xlink:actuate="onLoad"/><svg:desc>formula</svg:desc></draw:frame></text:p>
      <text:p text:style-name="P52"/>
      <text:p text:style-name="Standard"><text:span text:style-name="T60">This visualization of our choices is paraphrased but we can see that p</text:span><text:span text:style-name="T6">tl</text:span><text:span text:style-name="T60"> → r</text:span><text:span text:style-name="T6">2</text:span><text:span text:style-name="T60"> is the best choice. When this path has been chosen, only the 4 team members will be left. Once again f</text:span><text:span text:style-name="T6">altern</text:span><text:span text:style-name="T60"> will evaluate the worth of these choices. The hard constraint violations arise from any transition p → r</text:span><text:span text:style-name="T6">1</text:span><text:span text:style-name="T60"> or r</text:span><text:span text:style-name="T6">2</text:span><text:span text:style-name="T60"> where</text:span><text:span text:style-name="T60"><draw:frame draw:style-name="fr1" draw:name="Object1" text:anchor-type="as-char" svg:width="1.032cm" svg:height="0.467cm" draw:z-index="22"><draw:object xlink:href="./Object 6" xlink:type="simple" xlink:show="embed" xlink:actuate="onLoad"/><draw:image xlink:href="./ObjectReplacements/Object 6" xlink:type="simple" xlink:show="embed" xlink:actuate="onLoad"/><svg:desc>formula</svg:desc></draw:frame></text:span><text:span text:style-name="T60">. The best choice in this case will be allocating people to adjacent rooms to their leader or manager. Thus the worth of p</text:span><text:span text:style-name="T6">1m</text:span><text:span text:style-name="T60"> → r</text:span><text:span text:style-name="T6">3</text:span><text:span text:style-name="T60">, p</text:span><text:span text:style-name="T6">2m</text:span><text:span text:style-name="T60"> → r</text:span><text:span text:style-name="T6">r3</text:span><text:span text:style-name="T60">, p</text:span><text:span text:style-name="T6">1tl</text:span><text:span text:style-name="T60"> → r</text:span><text:span text:style-name="T6">4</text:span><text:span text:style-name="T60"> and p</text:span><text:span text:style-name="T6">2tl</text:span><text:span text:style-name="T60"> → r</text:span><text:span text:style-name="T6">4</text:span><text:span text:style-name="T60"> are all equal and the best choices. Since they are all equal f</text:span><text:span text:style-name="T6">altern</text:span><text:span text:style-name="T60"> will choose randomly.</text:span></text:p>
      <text:p text:style-name="P44"/>
      <text:p text:style-name="Standard"><text:span text:style-name="T60">We can assume p</text:span><text:span text:style-name="T6">1m</text:span><text:span text:style-name="T60"> → r</text:span><text:span text:style-name="T6">3</text:span><text:span text:style-name="T60"> is chosen. At this point the choices are more limited. We can see the choices completely below.</text:span></text:p>
      <text:p text:style-name="P44"><draw:rect text:anchor-type="paragraph" draw:z-index="50" draw:style-name="gr1" draw:text-style-name="P67" svg:width="1.588cm" svg:height="1.202cm" svg:x="4.994cm" svg:y="0.088cm"><text:p text:style-name="P67">p<text:span text:style-name="T113">m</text:span></text:p></draw:rect><draw:rect text:anchor-type="paragraph" draw:z-index="51" draw:style-name="gr1" draw:text-style-name="P67" svg:width="1.588cm" svg:height="1.202cm" svg:x="6.581cm" svg:y="0.088cm"><text:p text:style-name="P67"><text:span text:style-name="T114">p</text:span><text:span text:style-name="T115">tl</text:span></text:p></draw:rect><draw:rect text:anchor-type="paragraph" draw:z-index="74" draw:style-name="gr3" draw:text-style-name="P67" svg:width="4.855cm" svg:height="1.02cm" svg:x="9.126cm" svg:y="0.071cm"><text:p text:style-name="P67">P = {p<text:span text:style-name="T113">2m</text:span><text:span text:style-name="T60">, p</text:span><text:span text:style-name="T113">1tl</text:span><text:span text:style-name="T60">, p</text:span><text:span text:style-name="T113">2tl</text:span>}</text:p></draw:rect></text:p>
      <text:p text:style-name="P44"/>
      <text:p text:style-name="P44"><draw:rect text:anchor-type="paragraph" draw:z-index="52" draw:style-name="gr1" draw:text-style-name="P67" svg:width="1.451cm" svg:height="0.795cm" svg:x="4.994cm" svg:y="0.316cm"><text:p text:style-name="P67"><text:span text:style-name="T114">p</text:span><text:span text:style-name="T115">1m</text:span></text:p></draw:rect><draw:rect text:anchor-type="paragraph" draw:z-index="53" draw:style-name="gr1" draw:text-style-name="P67" svg:width="1.475cm" svg:height="0.795cm" svg:x="6.694cm" svg:y="0.316cm"><text:p text:style-name="P67"><text:span text:style-name="T114">r</text:span><text:span text:style-name="T115">4</text:span></text:p></draw:rect></text:p>
      <text:p text:style-name="Standard"><draw:line text:anchor-type="paragraph" draw:z-index="70" draw:style-name="gr6" draw:text-style-name="P67" svg:x1="4.993cm" svg:y1="0.4cm" svg:x2="2.935cm" svg:y2="1.153cm"><text:p/></draw:line><draw:line text:anchor-type="paragraph" draw:z-index="73" draw:style-name="gr6" draw:text-style-name="P67" svg:x1="8.169cm" svg:y1="0.333cm" svg:x2="11.759cm" svg:y2="1.204cm"><text:p/></draw:line><draw:rect text:anchor-type="paragraph" draw:z-index="75" draw:style-name="gr7" draw:text-style-name="P67" svg:width="0.569cm" svg:height="0.249cm" svg:x="10.396cm" svg:y="0.45cm"><text:p text:style-name="P67">-∞</text:p></draw:rect></text:p>
      <text:p text:style-name="Standard"><draw:line text:anchor-type="paragraph" draw:z-index="71" draw:style-name="gr6" draw:text-style-name="P67" svg:x1="5.862cm" svg:y1="0.136cm" svg:x2="5.703cm" svg:y2="0.655cm"><text:p/></draw:line><draw:line text:anchor-type="paragraph" draw:z-index="72" draw:style-name="gr6" draw:text-style-name="P67" svg:x1="7.994cm" svg:y1="0.136cm" svg:x2="8.401cm" svg:y2="0.711cm"><text:p/></draw:line><draw:rect text:anchor-type="paragraph" draw:z-index="76" draw:style-name="gr7" draw:text-style-name="P67" svg:width="0.454cm" svg:height="0.454cm" svg:x="8.401cm" svg:y="0.136cm"><text:p text:style-name="P67">1</text:p></draw:rect><draw:rect text:anchor-type="paragraph" draw:z-index="77" draw:style-name="gr7" draw:text-style-name="P67" svg:width="0.59cm" svg:height="0.115cm" svg:x="5.861cm" svg:y="0.298cm"><text:p text:style-name="P67">2</text:p></draw:rect><draw:rect text:anchor-type="paragraph" draw:z-index="78" draw:style-name="gr7" draw:text-style-name="P67" svg:width="0.364cm" svg:height="0.295cm" svg:x="1.734cm" svg:y="0.185cm"><text:p text:style-name="P67">2</text:p></draw:rect></text:p>
      <text:p text:style-name="Standard"><draw:rect text:anchor-type="paragraph" draw:z-index="54" draw:style-name="gr1" draw:text-style-name="P67" svg:width="1.588cm" svg:height="1.202cm" svg:x="0.344cm" svg:y="0.18cm"><text:p text:style-name="P67">p<text:span text:style-name="T113">m</text:span></text:p></draw:rect><draw:rect text:anchor-type="paragraph" draw:z-index="55" draw:style-name="gr1" draw:text-style-name="P67" svg:width="1.588cm" svg:height="1.202cm" svg:x="1.931cm" svg:y="0.18cm"><text:p text:style-name="P67"><text:span text:style-name="T114">p</text:span><text:span text:style-name="T115">tl</text:span></text:p></draw:rect><draw:rect text:anchor-type="paragraph" draw:z-index="58" draw:style-name="gr1" draw:text-style-name="P67" svg:width="1.588cm" svg:height="1.202cm" svg:x="3.926cm" svg:y="0.168cm"><text:p text:style-name="P67">p<text:span text:style-name="T113">m</text:span></text:p></draw:rect><draw:rect text:anchor-type="paragraph" draw:z-index="59" draw:style-name="gr1" draw:text-style-name="P67" svg:width="1.588cm" svg:height="1.202cm" svg:x="5.514cm" svg:y="0.168cm"><text:p text:style-name="P67"><text:span text:style-name="T114">p</text:span><text:span text:style-name="T115">tl</text:span></text:p></draw:rect><draw:rect text:anchor-type="paragraph" draw:z-index="62" draw:style-name="gr1" draw:text-style-name="P67" svg:width="1.588cm" svg:height="1.202cm" svg:x="7.398cm" svg:y="0.224cm"><text:p text:style-name="P67">p<text:span text:style-name="T113">m</text:span></text:p></draw:rect><draw:rect text:anchor-type="paragraph" draw:z-index="63" draw:style-name="gr1" draw:text-style-name="P67" svg:width="1.588cm" svg:height="1.202cm" svg:x="8.985cm" svg:y="0.224cm"><text:p text:style-name="P67"><text:span text:style-name="T114">p</text:span><text:span text:style-name="T115">tl</text:span></text:p></draw:rect><draw:rect text:anchor-type="paragraph" draw:z-index="66" draw:style-name="gr1" draw:text-style-name="P67" svg:width="1.588cm" svg:height="1.202cm" svg:x="11.026cm" svg:y="0.231cm"><text:p text:style-name="P67">p<text:span text:style-name="T113">m</text:span><text:span text:style-name="T60">,p</text:span></text:p></draw:rect><draw:rect text:anchor-type="paragraph" draw:z-index="67" draw:style-name="gr1" draw:text-style-name="P67" svg:width="1.588cm" svg:height="1.202cm" svg:x="12.614cm" svg:y="0.231cm"><text:p text:style-name="P67"><text:span text:style-name="T114">p</text:span><text:span text:style-name="T115">tl</text:span></text:p></draw:rect></text:p>
      <text:p text:style-name="Standard"/>
      <text:p text:style-name="Standard"><draw:rect text:anchor-type="paragraph" draw:z-index="56" draw:style-name="gr1" draw:text-style-name="P67" svg:width="1.451cm" svg:height="0.795cm" svg:x="0.344cm" svg:y="0.407cm"><text:p text:style-name="P67"><text:span text:style-name="T114">p</text:span><text:span text:style-name="T115">1m</text:span><text:span text:style-name="T114">,p</text:span><text:span text:style-name="T115">2m</text:span></text:p></draw:rect><draw:rect text:anchor-type="paragraph" draw:z-index="57" draw:style-name="gr1" draw:text-style-name="P67" svg:width="1.475cm" svg:height="0.795cm" svg:x="2.044cm" svg:y="0.407cm"><text:p text:style-name="P67"><text:span text:style-name="T114">r</text:span><text:span text:style-name="T115">4</text:span></text:p></draw:rect><draw:rect text:anchor-type="paragraph" draw:z-index="60" draw:style-name="gr1" draw:text-style-name="P67" svg:width="1.451cm" svg:height="0.795cm" svg:x="3.926cm" svg:y="0.395cm"><text:p text:style-name="P67"><text:span text:style-name="T114">p</text:span><text:span text:style-name="T115">1m</text:span></text:p></draw:rect><draw:rect text:anchor-type="paragraph" draw:z-index="61" draw:style-name="gr1" draw:text-style-name="P67" svg:width="1.475cm" svg:height="0.795cm" svg:x="5.627cm" svg:y="0.395cm"><text:p text:style-name="P67"><text:span text:style-name="T114">p'</text:span></text:p></draw:rect><draw:rect text:anchor-type="paragraph" draw:z-index="64" draw:style-name="gr1" draw:text-style-name="P67" svg:width="1.451cm" svg:height="0.795cm" svg:x="7.398cm" svg:y="0.452cm"><text:p text:style-name="P67"><text:span text:style-name="T114">p</text:span><text:span text:style-name="T115">1m</text:span></text:p></draw:rect><draw:rect text:anchor-type="paragraph" draw:z-index="65" draw:style-name="gr1" draw:text-style-name="P67" svg:width="1.475cm" svg:height="0.795cm" svg:x="9.098cm" svg:y="0.452cm"><text:p text:style-name="P67"><text:span text:style-name="T114">p</text:span><text:span text:style-name="T115">2m</text:span></text:p></draw:rect><draw:rect text:anchor-type="paragraph" draw:z-index="68" draw:style-name="gr1" draw:text-style-name="P67" svg:width="1.451cm" svg:height="0.795cm" svg:x="11.026cm" svg:y="0.459cm"><text:p text:style-name="P67"><text:span text:style-name="T114">p</text:span><text:span text:style-name="T115">1m</text:span></text:p></draw:rect><draw:rect text:anchor-type="paragraph" draw:z-index="69" draw:style-name="gr1" draw:text-style-name="P67" svg:width="1.475cm" svg:height="0.795cm" svg:x="12.726cm" svg:y="0.459cm"><text:p text:style-name="P67"><text:span text:style-name="T114">r</text:span><text:span text:style-name="T115">4</text:span></text:p></draw:rect></text:p>
      <text:p text:style-name="Standard"/>
      <text:p text:style-name="Standard"/>
      <text:p text:style-name="P52"><text:span text:style-name="T60">Note:</text:span><text:span text:style-name="T60"><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60">and</text:span><text:span text:style-name="T60"><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60">.</text:span></text:p>
      <text:p text:style-name="P46"/>
      <text:p text:style-name="P46"/>
      <text:p text:style-name="P46"/>
      <text:p text:style-name="P52"><text:span text:style-name="T69">The last transitions of the search are going to be very similar. The best transitions are the ones that put the person closest to their leader. If we go down p</text:span><text:span text:style-name="T17">2m</text:span><text:span text:style-name="T69"> → r</text:span><text:span text:style-name="T17">3</text:span><text:span text:style-name="T69"> we have only one place to put the remaining people that is viable. This example has demonstrated the </text:span><text:soft-page-break/><text:span text:style-name="T69">strong control and the success this method can have in searching for a solution.</text:span></text:p>
      <text:p text:style-name="Standard"/>
      <text:p text:style-name="P8">Notes and Development Ideas</text:p>
      <text:p text:style-name="P22"/>
      <text:p text:style-name="P65"><text:span text:style-name="T108">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span></text:p>
      <text:p text:style-name="P65"><text:line-break/><text:span text:style-name="T108">Another possibility for an unsolvable path is to create an alternate “hero” function that messes with the entire tree to try and turn it into a valid path again.</text:span></text:p>
      <text:p text:style-name="P65"><text:line-break/><text:span text:style-name="T108">Correspondence with Kremer gave us the idea to implement an “iterator” that pretends to generate the tree but doesn't actually allocate much memory. This seems like a really good idea so we're looking into it.</text:span></text:p>
      <text:p text:style-name="P65"><text:line-break/><text:span text:style-name="T108">The idea that multi-threading could allow us to try multiple paths at the same time has been discussed but rejected for potentially reducing the amount of work done on either.</text:span><text:line-break/><text:span text:style-name="T108">Our control has to be trustworthy to always take the best seeming choice possible then, however.</text:span> </text:p>
      <text:p text:style-name="Standard"/>
      <text:p text:style-name="Standard"><text:span text:style-name="T22">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ucida grande" svg:font-family="'lucida grande', tahoma, verdana, arial, sans-serif"/>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3:09:15</dc:date>
    <meta:editing-cycles>109</meta:editing-cycles>
    <meta:editing-duration>PT19H59M39S</meta:editing-duration>
    <meta:generator>LibreOffice/3.6$Linux_X86_64 LibreOffice_project/360m1$Build-2</meta:generator>
    <meta:document-statistic meta:table-count="1" meta:image-count="0" meta:object-count="6" meta:page-count="12" meta:paragraph-count="153" meta:word-count="3283" meta:character-count="18075" meta:non-whitespace-character-count="14826"/>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